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P3" style:family="paragraph" style:parent-style-name="Standard" style:list-style-name="L3"/>
    <style:style style:name="P4" style:family="paragraph" style:parent-style-name="Heading_20_2">
      <style:text-properties fo:font-size="12pt" fo:language="it" fo:country="IT" style:font-size-asian="12pt" style:font-size-complex="12pt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ROSS CHASE</text:h>
      <text:p text:style-name="Standard"><text:span text:style-name="T6">Un gioco </text:span><text:span text:style-name="T2">estremamente </text:span><text:span text:style-name="T6">multi</text:span><text:span text:style-name="T2">-sistema </text:span><text:span text:style-name="T4">di Fabrizio Caruso</text:span></text:p>
      <text:h text:style-name="P4" text:outline-level="2">L'autore</text:h>
      <text:p text:style-name="Standard"><text:span text:style-name="T3">Mi chiamo Fabrizio Caruso. Sono uno sviluppatore software e entusiasta collezionista di retro-computer. Ne ho circa 80 di svariate marche dai più comuni Commodore 64, Vic 20, Commodore 16, Sinclair ZX Spectrum ad alcuni modelli meno comuni come il Mattel Aquarius, il Commodore 116, Matra-Hachette Alice, etc.</text:span><text:line-break/>Sono particolarmente interessato all'era 8-bit, cioè il periodo che va dalla fine degli anni 70 e l'inizio degli anni 90.</text:p>
      <text:p text:style-name="Standard"/>
      <text:h text:style-name="P5" text:outline-level="2">Il progetto</text:h>
      <text:p text:style-name="Standard">CROSS CHASE è il mio progetto personale il cui scopo è creare un gioco con grafica e sonoro semplice ma anche divertente da giocare e che possa girare su “tutti” i computer 8 bit e buona parte delle console, console-computer ipridi e handheld ad 8 bit dell'epoca 8'bit.<text:line-break/>Qui “tutti” significa qualunque home computer 8-bit tra la fine degli anni 70 e fine anni 80 con abbastanza memoria ram e per il quale esiste un cross compilatore ANSI C.<text:line-break/>Il mio progetto è open source e può esssere seguito sulla pagina GitHub:</text:p>
      <text:p text:style-name="Standard"><text:a xlink:type="simple" xlink:href="https://github.com/Fabrizio-Caruso/CROSS-CHASE" text:style-name="Internet_20_link" text:visited-style-name="Visited_20_Internet_20_Link">https://github.com/Fabrizio-Caruso/CROSS-CHASE</text:a><text:line-break/>dove metto a disposizione anche i binari già pronti per più di 60 computer (nella sezione release).</text:p>
      <text:p text:style-name="Standard"/>
      <text:h text:style-name="P5" text:outline-level="2">Cosa mi ha fatto cominciare</text:h>
      <text:p text:style-name="Standard">L'idea nacque 9 mesi fa con la mia scoperta del toolkit di sviluppo CC65 <text:s/>(<text:a xlink:type="simple" xlink:href="https://github.com/cc65/cc65" text:style-name="Internet_20_link" text:visited-style-name="Visited_20_Internet_20_Link">https://github.com/cc65/cc65</text:a>) per sistemi basati su CPU 6502 e suoi derivati (come il Commodore 64, Commodore 16, Commodore Vic 20, Atari 400/800, NES, etc.).</text:p>
      <text:p text:style-name="Standard">Questo toolkit mette a disposizione un linguaggio comune (ANSI C) e alcune API per diversi computer e console.<text:line-break/>Cominciai modificando il classico esempio “hello world” che viene formito e dopo più di 1200 commits (modifiche) mi ritrovo con un gioco arcade completo che gira si un centinaio di sistemi totalmente diversi e incompatibili tra loro.<text:line-break/>Chiaramente CC65 non sarebbe bastato per coprire tutti i sistemi 8 bit.<text:line-break/>Ho quindi dovuto usare altri toolkit simili come Z88DK (<text:a xlink:type="simple" xlink:href="https://github.com/z88dk/z88dk" text:style-name="Internet_20_link" text:visited-style-name="Visited_20_Internet_20_Link">https://github.com/z88dk/z88dk</text:a>) per i sistemi basati su CPU Z80 (come il Sinclair Spectrum, MSX, Amstrad CPC, etc.) e WinCMOC e CMOC (<text:a xlink:type="simple" xlink:href="https://perso.b2b2c.ca/~sarrazip/dev/cmoc.html" text:style-name="Internet_20_link" text:visited-style-name="Visited_20_Internet_20_Link">https://perso.b2b2c.ca/~sarrazip/dev/cmoc.html</text:a>) per i sistemi basati su CPU 6809 (come Dragon 32/64 e CoCo 1/2/ 3).</text:p>
      <text:p text:style-name="Standard"/>
      <text:h text:style-name="P5" text:outline-level="2">Il Gioco</text:h>
      <text:p text:style-name="Text_20_body"><text:span text:style-name="T5">L'idea del gioco è totalmente originale: sei inseguito da dei nemici che puoi fare fuori facendoli schiantare contro delle mine che vede solo il giocatore o sparando contro loro se riesci ad ottenere una pistola. Esistono 10 diversi power-up che danno poteri speciali. Alcuni dei quali sono nascosti e vanno scoperti compiente specifiche operazioni (esempio: colpire o uccidere il teschio, etc.).<text:line-break/>Non mi sono ispirato a nulla ma ho scoperto che esistono giochi simili.<text:line-break/>Il più simile è Robots (https://wiki.gnome.org/Apps/Robots) che è incluso in Gnome. La differenza maggiore sta nel fatto che Robots è turn-based mentre il mio gioco è un gioco d'azione. Altra differenza importante è l'uso della pistola nel mio gioco che serve ad distruggere alcuni ostali e nemici speciali.</text:span></text:p>
      <text:h text:style-name="Heading_20_2" text:outline-level="2"><text:soft-page-break/><text:span text:style-name="T5">Tre versioni</text:span></text:h>
      <text:p text:style-name="Text_20_body"><text:span text:style-name="T5">Lo stesso codice del gioco produce 3 diverse varianti del gioco che sono più o meno complete in maniera tale da poter girare su hardware anche molto limitati (anche soli 8k di ram).<text:line-break/>Quindi il gioco esiste in versione:<text:line-break/>- TINY: <text:s/>nemici semplice e mine<text:line-break/>- LIGHT: aggiunta di alcuni power-up ed il teschio (nemico da uccidere con la pistola)<text:line-break/>- FULL: versione completa </text:span></text:p>
      <text:h text:style-name="P5" text:outline-level="2">Sistemi supportati</text:h>
      <text:p text:style-name="Standard">Il gioco supporta in principio tutti i sistemi a 8 bit comprese svariate configurazioni di memoria e video. Per il momento posso confermare il funzionamento <text:s/>per una settantina. Aggiungo in continuazione nuovi sistemi e qui posso fornire una lista parzionale.<text:line-break/></text:p>
      <text:p text:style-name="Standard">Versione FULL</text:p>
      <text:p text:style-name="P1">- Luxor ABC80 32k</text:p>
      <text:p text:style-name="P1">- Jupiter Ace 16k </text:p>
      <text:p text:style-name="P1">- Apple //c</text:p>
      <text:p text:style-name="P1">- Apple ][e</text:p>
      <text:p text:style-name="P1">- Mattel Aquarius 16k</text:p>
      <text:p text:style-name="P1">- Atari 5200 (console)</text:p>
      <text:p text:style-name="P1">- Atari 400/800 (color low resolution)</text:p>
      <text:p text:style-name="P1">- Atari 400/800 (high resolution)</text:p>
      <text:p text:style-name="P1">- Tangerine Atmos and Oric 1 48K</text:p>
      <text:p text:style-name="P1">- Commodore 128 (native 40 column mode)</text:p>
      <text:p text:style-name="P1">- Commodore 128 (native 80 column mode)</text:p>
      <text:p text:style-name="P1">- Commodore 16/116/+4 (32k min)</text:p>
      <text:p text:style-name="P1">- Commodore 64</text:p>
      <text:p text:style-name="P1">- Commodore CBM 510</text:p>
      <text:p text:style-name="P1">- Commodore CBM 610</text:p>
      <text:p text:style-name="P1">- CoCo 1/2/3 and Dragon 32/64 (multiple versions)</text:p>
      <text:p text:style-name="P1">- Amstrad CPC</text:p>
      <text:p text:style-name="P1">- Galaksija 22k</text:p>
      <text:p text:style-name="P1">- Gamate (console)</text:p>
      <text:p text:style-name="P1">- Lambda 8300 16k</text:p>
      <text:p text:style-name="P1">- CCE MC-1000 48k</text:p>
      <text:p text:style-name="P1">- MicroBee</text:p>
      <text:p text:style-name="P1">- MSX 32K (cassette and rom version)</text:p>
      <text:p text:style-name="P1">- MTX</text:p>
      <text:p text:style-name="P1">- Nascom computer series 32k</text:p>
      <text:p text:style-name="P1">- NES (console)</text:p>
      <text:p text:style-name="P1">- Ohio Scientific 1P 32k</text:p>
      <text:p text:style-name="P1">- Philips P2000</text:p>
      <text:p text:style-name="P1">- PC-6001 32K</text:p>
      <text:p text:style-name="P1">- Commodore PET 16k</text:p>
      <text:p text:style-name="P1">- Sam Coupe</text:p>
      <text:p text:style-name="P1">- Sharp MZ series</text:p>
      <text:p text:style-name="P1">- Sinclair Spectrum 48K</text:p>
      <text:p text:style-name="P1">- Spectravideo SVI 328</text:p>
      <text:p text:style-name="P1">- VG-5000 with 16k expansion</text:p>
      <text:p text:style-name="P1">- Vic 20 with 16k expansion</text:p>
      <text:p text:style-name="P1">- VZ 200 family (Vtech Laser 200/310 and VZ 200/300) with 32K</text:p>
      <text:p text:style-name="P1">- Robotron Z 9001 32k</text:p>
      <text:p text:style-name="P1">- Sinclair ZX80 with 16k expansion</text:p>
      <text:p text:style-name="P1">- Sinclair ZX81 with 16k expansion</text:p>
      <text:p text:style-name="P1"/>
      <text:p text:style-name="Standard"><text:soft-page-break/>Versione LIGHT</text:p>
      <text:p text:style-name="P1">- Luxor ABC80 16k</text:p>
      <text:p text:style-name="P1">- Atari 400/800 (high resolution)</text:p>
      <text:p text:style-name="P1">- Commodore 16/116 (unexpanded)</text:p>
      <text:p text:style-name="P1">- CCE MC-1000 16k (unexpanded)</text:p>
      <text:p text:style-name="P1">- MSX 16k</text:p>
      <text:p text:style-name="P1">- Nascom computer series 16k</text:p>
      <text:p text:style-name="P1">- Oric 1 16k (unexpanded)</text:p>
      <text:p text:style-name="P1">- Philips P2000 16k (unexpanded)</text:p>
      <text:p text:style-name="P1">- Spectravideo 318 16k (unexpanded)</text:p>
      <text:p text:style-name="P1">- VG-5000 16k (unexpanded)</text:p>
      <text:p text:style-name="P1">- Vic 20 with 8k expansion</text:p>
      <text:p text:style-name="P1">- VZ 200 family (Vtech Laser 200/310 and VZ 200/300) with 16K</text:p>
      <text:p text:style-name="P1">- Robotron Z 9001 16k</text:p>
      <text:p text:style-name="Standard"/>
      <text:p text:style-name="Standard">Versione TINY</text:p>
      <text:p text:style-name="P1">- Creativision (computer/console hybrid) 8k rom version</text:p>
      <text:p text:style-name="P1">- Ohio Scientific 1P 8k</text:p>
      <text:p text:style-name="P1">- Commodore PET 8k</text:p>
      <text:p text:style-name="P1">- Sinclair Spectrum 16k (unexpanded)</text:p>
      <text:p text:style-name="P1">- Commodore Vic 20 with 3k expansion</text:p>
      <text:p text:style-name="Standard"/>
      <text:h text:style-name="P5" text:outline-level="2">Come è possibile con lo stesso codice?</text:h>
      <text:p text:style-name="Standard">Questo è possibile perché:</text:p>
      <text:list xml:id="list7019588107680587878" text:style-name="L3">
        <text:list-item>
          <text:p text:style-name="P3">Uso ANSI C che è un linguaggio universale che è ricompilato da vari cross-compilatori per produrre lo stesso gioco su sistemi diversi.</text:p>
        </text:list-item>
        <text:list-item>
          <text:p text:style-name="P3">Ho creato dei livelli di astrazione nel mio codice così da poter inserire del codice specifico per vari hardware senza modificare il codice del gioco.</text:p>
        </text:list-item>
        <text:list-item>
          <text:p text:style-name="P3">Uso meta-codice per selezionare le porzioni di codice che servono per ogni sistema.</text:p>
        </text:list-item>
      </text:list>
      <text:p text:style-name="Standard"/>
      <text:p text:style-name="Standard"/>
      <text:h text:style-name="P5" text:outline-level="2">Ringraziamenti</text:h>
      <text:p text:style-name="Standard">Per essendo un progetto personale, sono stato aiutato da diverse persone.</text:p>
      <text:p text:style-name="Standard">In particolare da Stefano Bodrato che è uno dei principali sviluppatori di Z88DK.<text:line-break/>Sono anche stato aiutato da alcuni membri di varie “scene” 8-bit (in particolare da Simon Jonassen che sviluppa per CoCo e Dragon).<text:line-break/>Ringrazio anche <text:s/>Christian Groessler (sviluppatore CC65) per avermi dato alcuni consigli su Atari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rizio Caruso</meta:initial-creator>
    <meta:creation-date>2018-01-11T20:43:31.22</meta:creation-date>
    <dc:date>2018-01-14T11:15:29.67</dc:date>
    <dc:creator>Fabrizio Caruso</dc:creator>
    <meta:editing-duration>PT45M16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3" meta:paragraph-count="85" meta:word-count="994" meta:character-count="5947"/>
  </office:meta>
</office:document-meta>
</file>